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Dorotheo,</text:p>
      <text:p text:style-name="Normal">v tento svátek lásky nechci přehlédnout to, co nás spojuje na úrovni, která překračuje běžné chápání. Našemu spojení vládne andělské číslo 2, symbol sjednocení a harmonie, které jsme společně vykouzli. Pod ochranou Uriela, archanděla pravdy, se cítím povzbuzen být upřímný a otevřený ve všem, co k tobě cítím. Jeho světlo nám pomáhá zůstat pevně stát v pravdě naší společné cesty, osvětluje naše myšlenky a posiluje naši vůli jít dál společně, ruku v ruce, přes všechny zkoušky.</text:p>
      <text:p text:style-name="Normal">Představa, že světlo Uriela vede naše kroky, mi dává sílu a naději. Nechť tento svátek lásky zdůrazňuje naši vzájemnou sounáležitost a pokračující cestu vedle sebe, ve znamení pochopení a hlubokého spojení naších duší. Ve světle našeho anděla strážného se těším na vše krásné, co nás čeká.</text:p>
      <text:p text:style-name="Normal">S láskou a spojením naší dvojčí duše, jenž se zrcadlí v andělském čísle, které sdílí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